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n't Wait to Plan Your Seasonal Help</text:p>
      <text:p text:style-name="Standard">Word smither: Gus Haner</text:p>
      <text:p text:style-name="Standard"/>
      <text:p text:style-name="Standard">Have you noticed for the most part that the holiday decorations from last year have started coming down? Spring is getting ready to spring! (even earlier than last year :)</text:p>
      <text:p text:style-name="Standard"/>
      <text:p text:style-name="Standard">If you're in the farm agriculture, or related industry, you're probably ready to be getting busy - if your not already – it's that time of year. And you're probably going to require extra help this season; it's definitely not too early, or too late, to plan for your staffing needs.</text:p>
      <text:p text:style-name="Standard"/>
      <text:p text:style-name="Standard">Some reasons for planning:</text:p>
      <text:p text:style-name="Standard"/>
      <text:p text:style-name="Standard"><text:span text:style-name="T1">Prevent rash hiring decisions. </text:span>Waiting until the last minute to recruit and hire can find yourself "backed into a corner". Waiting until the last moment can make your needs more urgent and may force you to make hacked decisions.</text:p>
      <text:p text:style-name="Standard"/>
      <text:p text:style-name="Standard"><text:span text:style-name="T1">Competitive advantage.</text:span> Many companies wait to gear-up. By starting sooner your efforts reach more of the most qualified candidates, and before they have made other commitments.</text:p>
      <text:p text:style-name="Standard"/>
      <text:p text:style-name="Standard"><text:span text:style-name="T1">And overwhelming.</text:span> This year's seasonal job market will be flooded with applicants. And more job seekers competing for positions, the massive volume of résumés and applications can be sort of large. Starting sooner can help give as much time as possible to reach the best qualified candidates.</text:p>
      <text:p text:style-name="Standard"/>
      <text:p text:style-name="Standard">&lt;Take break&gt;</text:p>
      <text:p text:style-name="Standard">z</text:p>
      <text:p text:style-name="Standard">If just reading about seasonal hiring makes your stomach churn, relax - you don't have to do it alone. Staffing firms specialize in helping companies like yours effectively manage the highs and lows of business cycles. Plan your workforce needs now with your staffing partner to:</text:p>
      <text:p text:style-name="Standard"/>
      <text:p text:style-name="Standard"><text:s text:c="4"/>* Get the flexibility you need. Seasonal temporaries can handle surges in demand without impacting fixed expenses.</text:p>
      <text:p text:style-name="Standard"/>
      <text:p text:style-name="Standard"><text:s text:c="4"/>* Say "goodbye" to post-holiday layoffs. Since the staffing service is the seasonal employees' employer of record, you can avoid the hassle and expense of letting workers go once things slow down.</text:p>
      <text:p text:style-name="Standard"/>
      <text:p text:style-name="Standard"><text:s text:c="4"/>* Access the talent you need, right when you need it. Planning your workforce needs now gives your staffing firm time to locate the most qualified staff for you, especially when you require a large number of workers - so they're available right when you need them.</text:p>
      <text:p text:style-name="Standard"/>
      <text:p text:style-name="Standard"><text:s text:c="4"/>* Shorten learning curves. Your staffing provider will recruit seasonal workers with the specific skills and experience you require. The provider can also, at your request, develop customized orientation materials to help reduce training costs and get workers up-to-speed more quickly.</text:p>
      <text:p text:style-name="Standard"/>
      <text:p text:style-name="Standard"><text:s text:c="4"/>* Eliminate additional administrative and legal burdens. By using temporary employees, you avoid the social security, payroll and other tax and legal burdens associated with seasonal employees. Freedom from these hassles will give you more time to focus on other important priorities.</text:p>
      <text:p text:style-name="Standard"/>
      <text:p text:style-name="Standard"><text:s text:c="4"/>* Cut back on overtime. Temporary employees help you minimize the additional cost and burnout overtime causes.</text:p>
      <text:p text:style-name="Standard"><text:soft-page-break/></text:p>
      <text:p text:style-name="Standard">Plan Your Workforce Needs with Personnel Preference</text:p>
      <text:p text:style-name="Standard"/>
      <text:p text:style-name="Standard">If your business has frequent or predictable surges in demand, a planned staffing option may be right for you. Planned staffing is the strategic use of temporaries to accommodate workloads known to vary in seasons or other cycles.</text:p>
      <text:p text:style-name="Standard"/>
      <text:p text:style-name="Standard">An expert from Personnel Preference will work with you to examine year-round fluctuations in workload and identify peak demand periods. Next, we will create a customized staffing plan for your business that: provides temporary employees to handle your busiest times; reduces or eliminates your need to lay off employees during slow periods; frees you to focus on the most critical parts of your job. Contact Personnel Preference today to discover m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wayne Haner</meta:initial-creator>
    <meta:creation-date>2011-01-12T11:19:34.35</meta:creation-date>
    <dc:date>2011-03-05T22:56:37</dc:date>
    <dc:creator>Gus Haner</dc:creator>
    <meta:editing-duration>PT00H20M28S</meta:editing-duration>
    <meta:editing-cycles>2</meta:editing-cycles>
    <meta:generator>OpenOffice.org/3.2$Linux OpenOffice.org_project/320m12$Build-9483</meta:generator>
    <meta:document-statistic meta:table-count="0" meta:image-count="0" meta:object-count="0" meta:page-count="2" meta:paragraph-count="20" meta:word-count="569" meta:character-count="3537"/>
  </office:meta>
</office:document-meta>
</file>